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rsid="006f18be" officeooo:paragraph-rsid="00721d25"/>
    </style:style>
    <style:style style:name="P3" style:family="paragraph" style:parent-style-name="Text_20_body">
      <style:text-properties officeooo:paragraph-rsid="01756665"/>
    </style:style>
    <style:style style:name="P4" style:family="paragraph" style:parent-style-name="Text_20_body">
      <style:text-properties style:font-name="Liberation Sans" fo:font-weight="bold" officeooo:rsid="018e6f29" officeooo:paragraph-rsid="018e6f29" style:font-weight-asian="bold" style:font-weight-complex="bold"/>
    </style:style>
    <style:style style:name="P5" style:family="paragraph" style:parent-style-name="Text_20_body">
      <style:text-properties style:font-name="Liberation Sans" fo:font-style="italic" fo:font-weight="normal" officeooo:rsid="018e6f29" officeooo:paragraph-rsid="018e6f29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style:font-name="Liberation Sans" fo:font-style="italic" fo:font-weight="normal" officeooo:rsid="018e6f29" officeooo:paragraph-rsid="01904ae3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style:font-name="Liberation Sans" fo:font-style="italic" fo:font-weight="normal" officeooo:rsid="01930647" officeooo:paragraph-rsid="01930647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style:font-name="Liberation Sans" fo:font-style="italic" fo:font-weight="normal" officeooo:rsid="01930647" officeooo:paragraph-rsid="01962b4f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style:font-name="Liberation Sans" fo:font-style="italic" fo:font-weight="normal" officeooo:rsid="01930647" officeooo:paragraph-rsid="0197a72e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style:font-name="Liberation Sans" officeooo:rsid="01904ae3" officeooo:paragraph-rsid="01904ae3"/>
    </style:style>
    <style:style style:name="P11" style:family="paragraph" style:parent-style-name="Text_20_body">
      <style:text-properties style:font-name="Liberation Sans" officeooo:rsid="01904ae3" officeooo:paragraph-rsid="0191542a"/>
    </style:style>
    <style:style style:name="P12" style:family="paragraph" style:parent-style-name="Text_20_body">
      <style:text-properties style:font-name="Liberation Sans" officeooo:rsid="01904ae3" officeooo:paragraph-rsid="01962b4f"/>
    </style:style>
    <style:style style:name="P13" style:family="paragraph" style:parent-style-name="Text_20_body">
      <style:text-properties style:font-name="Liberation Sans" officeooo:rsid="01904ae3" officeooo:paragraph-rsid="0197a72e"/>
    </style:style>
    <style:style style:name="P14" style:family="paragraph" style:parent-style-name="Text_20_body">
      <style:text-properties style:font-name="Liberation Sans" fo:font-style="normal" fo:font-weight="normal" officeooo:rsid="0197a72e" officeooo:paragraph-rsid="0197a72e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font-name="Liberation Sans" fo:font-style="normal" fo:font-weight="normal" officeooo:rsid="0197e5e8" officeooo:paragraph-rsid="0197e5e8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Liberation Sans" fo:font-style="normal" fo:font-weight="normal" officeooo:rsid="0197e5e8" officeooo:paragraph-rsid="019a06c3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Liberation Sans" fo:font-style="normal" fo:font-weight="normal" officeooo:rsid="0197e5e8" officeooo:paragraph-rsid="019dfb7d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Liberation Sans" fo:font-style="normal" fo:font-weight="normal" officeooo:rsid="0197e5e8" officeooo:paragraph-rsid="01a0c4fe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beration Sans" fo:font-style="normal" fo:font-weight="normal" officeooo:rsid="01984703" officeooo:paragraph-rsid="0198470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ans" fo:font-style="normal" fo:font-weight="normal" officeooo:rsid="01984703" officeooo:paragraph-rsid="019a06c3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ans" fo:font-style="normal" fo:font-weight="normal" officeooo:rsid="019a06c3" officeooo:paragraph-rsid="019a06c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19dfb7d" officeooo:paragraph-rsid="019dfb7d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19dfb7d" officeooo:paragraph-rsid="01a0c4fe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19dfb7d" officeooo:paragraph-rsid="01a0ef9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19dfb7d" officeooo:paragraph-rsid="01a10578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1904ae3" officeooo:paragraph-rsid="0191542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1904ae3" officeooo:paragraph-rsid="01962b4f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rsid="01904ae3" officeooo:paragraph-rsid="0197a72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1930647" officeooo:paragraph-rsid="01930647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1930647" officeooo:paragraph-rsid="01962b4f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1930647" officeooo:paragraph-rsid="0197a72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bold" officeooo:rsid="0197e5e8" officeooo:paragraph-rsid="0197e5e8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style:font-name="Liberation Sans" fo:font-style="normal" fo:font-weight="bold" officeooo:rsid="0197e5e8" officeooo:paragraph-rsid="019dfb7d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officeooo:paragraph-rsid="0191542a"/>
    </style:style>
    <style:style style:name="P35" style:family="paragraph" style:parent-style-name="Text_20_body">
      <style:text-properties fo:font-style="normal" fo:font-weight="bold" officeooo:paragraph-rsid="0191542a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officeooo:paragraph-rsid="01930647"/>
    </style:style>
    <style:style style:name="P37" style:family="paragraph" style:parent-style-name="Text_20_body">
      <style:text-properties officeooo:paragraph-rsid="01962b4f"/>
    </style:style>
    <style:style style:name="P38" style:family="paragraph" style:parent-style-name="Text_20_body">
      <style:text-properties officeooo:paragraph-rsid="0197a72e"/>
    </style:style>
    <style:style style:name="P39" style:family="paragraph" style:parent-style-name="Text_20_body">
      <style:text-properties officeooo:paragraph-rsid="019a06c3"/>
    </style:style>
    <style:style style:name="P40" style:family="paragraph" style:parent-style-name="Text_20_body">
      <style:text-properties officeooo:rsid="019dfb7d" officeooo:paragraph-rsid="01a10578"/>
    </style:style>
    <style:style style:name="P41" style:family="paragraph" style:parent-style-name="Text_20_body">
      <style:text-properties officeooo:paragraph-rsid="019dfb7d"/>
    </style:style>
    <style:style style:name="P42" style:family="paragraph" style:parent-style-name="Text_20_body">
      <style:text-properties officeooo:paragraph-rsid="01a0ef97"/>
    </style:style>
    <style:style style:name="P43" style:family="paragraph" style:parent-style-name="Text_20_body">
      <style:text-properties officeooo:paragraph-rsid="01a10578"/>
    </style:style>
    <style:style style:name="P44" style:family="paragraph" style:parent-style-name="Text_20_body">
      <style:text-properties officeooo:rsid="0141bdc4" officeooo:paragraph-rsid="015f76ae"/>
    </style:style>
    <style:style style:name="P45" style:family="paragraph" style:parent-style-name="Text_20_body">
      <style:text-properties officeooo:paragraph-rsid="01a9e2f0"/>
    </style:style>
    <style:style style:name="P46" style:family="paragraph" style:parent-style-name="Text_20_body">
      <style:text-properties officeooo:rsid="01adb801" officeooo:paragraph-rsid="01adb801"/>
    </style:style>
    <style:style style:name="P47" style:family="paragraph" style:parent-style-name="Text_20_body">
      <style:text-properties officeooo:paragraph-rsid="01adb801"/>
    </style:style>
    <style:style style:name="P48" style:family="paragraph" style:parent-style-name="Text_20_body">
      <style:text-properties officeooo:rsid="01b209b3" officeooo:paragraph-rsid="01b209b3"/>
    </style:style>
    <style:style style:name="P49" style:family="paragraph" style:parent-style-name="Text_20_body">
      <style:text-properties officeooo:rsid="01b209b3" officeooo:paragraph-rsid="01b3fe45"/>
    </style:style>
    <style:style style:name="P50" style:family="paragraph" style:parent-style-name="Text_20_body">
      <style:text-properties officeooo:rsid="01b378bc" officeooo:paragraph-rsid="01b378bc"/>
    </style:style>
    <style:style style:name="P51" style:family="paragraph" style:parent-style-name="Text_20_body">
      <style:text-properties fo:font-size="16pt" fo:font-weight="bold" officeooo:rsid="01b3fe45" officeooo:paragraph-rsid="01b3fe45" style:font-size-asian="16pt" style:font-weight-asian="bold" style:font-size-complex="16pt" style:font-weight-complex="bold"/>
    </style:style>
    <style:style style:name="P52" style:family="paragraph" style:parent-style-name="Text_20_body">
      <style:text-properties fo:font-size="12pt" fo:font-weight="normal" officeooo:rsid="01b3fe45" officeooo:paragraph-rsid="01b3fe45" style:font-size-asian="10.5pt" style:font-weight-asian="normal" style:font-size-complex="12pt" style:font-weight-complex="normal"/>
    </style:style>
    <style:style style:name="P53" style:family="paragraph" style:parent-style-name="Text_20_body">
      <style:text-properties fo:font-size="12pt" fo:font-weight="normal" officeooo:rsid="01b209b3" officeooo:paragraph-rsid="01b3fe45" style:font-size-asian="10.5pt" style:font-weight-asian="normal" style:font-size-complex="12pt" style:font-weight-complex="normal"/>
    </style:style>
    <style:style style:name="P54" style:family="paragraph" style:parent-style-name="Text_20_body">
      <style:text-properties officeooo:rsid="01b5a2ad" officeooo:paragraph-rsid="01b5a2ad"/>
    </style:style>
    <style:style style:name="P55" style:family="paragraph" style:parent-style-name="Text_20_body">
      <style:text-properties officeooo:rsid="01ae4ae6" officeooo:paragraph-rsid="01ae4ae6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9" style:family="paragraph" style:parent-style-name="Standard">
      <style:text-properties officeooo:paragraph-rsid="003f068d"/>
    </style:style>
    <style:style style:name="P60" style:family="paragraph" style:parent-style-name="Standard">
      <style:text-properties officeooo:paragraph-rsid="01adb801"/>
    </style:style>
    <style:style style:name="P61" style:family="paragraph" style:parent-style-name="Standard">
      <style:text-properties style:font-name="Liberation Sans" fo:font-style="italic" fo:font-weight="normal" officeooo:rsid="018e6f29" officeooo:paragraph-rsid="0197a72e" style:font-style-asian="italic" style:font-weight-asian="normal" style:font-style-complex="italic" style:font-weight-complex="normal"/>
    </style:style>
    <style:style style:name="P6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09d2920" officeooo:paragraph-rsid="009eaf19" style:font-size-asian="12pt" style:font-size-complex="12pt"/>
    </style:style>
    <style:style style:name="P63" style:family="paragraph" style:parent-style-name="Preformatted_20_Text">
      <style:text-properties fo:font-size="8pt" style:font-size-asian="8pt" style:font-size-complex="8pt"/>
    </style:style>
    <style:style style:name="P64" style:family="paragraph" style:parent-style-name="Preformatted_20_Text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189d468" style:font-size-asian="10.5pt" style:font-size-complex="12pt"/>
    </style:style>
    <style:style style:name="P65" style:family="paragraph" style:parent-style-name="Preformatted_20_Text">
      <loext:graphic-properties draw:fill="none"/>
      <style:paragraph-properties fo:margin-top="0cm" fo:margin-bottom="0cm" loext:contextual-spacing="false" fo:background-color="transparent"/>
      <style:text-properties style:font-name="Liberation Mono" fo:font-size="12pt" officeooo:rsid="0189cc3e" officeooo:paragraph-rsid="0189cc3e" style:font-name-asian="Noto Sans Mono CJK SC" style:font-size-asian="12pt" style:font-name-complex="Liberation Mono" style:font-size-complex="12pt"/>
    </style:style>
    <style:style style:name="P66" style:family="paragraph" style:parent-style-name="Text_20_body">
      <style:paragraph-properties fo:margin-top="0cm" fo:margin-bottom="0cm" loext:contextual-spacing="false"/>
      <style:text-properties officeooo:rsid="015f76ae" officeooo:paragraph-rsid="01b609a6"/>
    </style:style>
    <style:style style:name="P67" style:family="paragraph" style:parent-style-name="Heading_20_4">
      <style:text-properties officeooo:rsid="018dc0c7" officeooo:paragraph-rsid="018dc0c7"/>
    </style:style>
    <style:style style:name="P68" style:family="paragraph" style:parent-style-name="Heading_20_4">
      <style:text-properties officeooo:rsid="018dc0c7" officeooo:paragraph-rsid="0191542a"/>
    </style:style>
    <style:style style:name="P69" style:family="paragraph" style:parent-style-name="Heading_20_4">
      <style:text-properties officeooo:paragraph-rsid="013d394e"/>
    </style:style>
    <style:style style:name="P70" style:family="paragraph" style:parent-style-name="Heading_20_4">
      <style:text-properties officeooo:paragraph-rsid="01a9f973"/>
    </style:style>
    <style:style style:name="P71" style:family="paragraph" style:parent-style-name="Heading_20_4">
      <style:text-properties officeooo:paragraph-rsid="01aa435d"/>
    </style:style>
    <style:style style:name="P72" style:family="paragraph" style:parent-style-name="Heading_20_4">
      <style:text-properties officeooo:paragraph-rsid="01aa9b8a"/>
    </style:style>
    <style:style style:name="P73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fo:font-size="12pt" officeooo:paragraph-rsid="009eaf19" style:font-size-asian="12pt" style:font-size-complex="12pt"/>
    </style:style>
    <style:style style:name="P74" style:family="paragraph" style:parent-style-name="Preformatted_20_Text" style:list-style-name="L8">
      <loext:graphic-properties draw:fill="none"/>
      <style:paragraph-properties fo:margin-top="0cm" fo:margin-bottom="0cm" loext:contextual-spacing="false" fo:background-color="transparent">
        <style:tab-stops>
          <style:tab-stop style:position="10.227cm"/>
        </style:tab-stops>
      </style:paragraph-properties>
      <style:text-properties fo:font-size="12pt" officeooo:rsid="0189cc3e" officeooo:paragraph-rsid="0189cc3e" style:font-size-asian="10.5pt" style:font-size-complex="12pt"/>
    </style:style>
    <style:style style:name="P75" style:family="paragraph" style:parent-style-name="Preformatted_20_Text" style:list-style-name="L9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189d468" style:font-size-asian="10.5pt" style:font-size-complex="12pt"/>
    </style:style>
    <style:style style:name="P76" style:family="paragraph" style:parent-style-name="Preformatted_20_Text" style:list-style-name="L10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189d468" style:font-size-asian="10.5pt" style:font-size-complex="12pt"/>
    </style:style>
    <style:style style:name="P77" style:family="paragraph" style:parent-style-name="Text_20_body" style:list-style-name="L1">
      <style:text-properties officeooo:paragraph-rsid="01756665"/>
    </style:style>
    <style:style style:name="P78" style:family="paragraph" style:parent-style-name="Text_20_body" style:list-style-name="L2">
      <style:text-properties officeooo:paragraph-rsid="017351b8"/>
    </style:style>
    <style:style style:name="P79" style:family="paragraph" style:parent-style-name="Text_20_body" style:list-style-name="L3">
      <style:text-properties officeooo:rsid="01766e79" officeooo:paragraph-rsid="01766e79"/>
    </style:style>
    <style:style style:name="P80" style:family="paragraph" style:parent-style-name="Text_20_body" style:list-style-name="L4">
      <style:text-properties officeooo:paragraph-rsid="006abcc8"/>
    </style:style>
    <style:style style:name="P81" style:family="paragraph" style:parent-style-name="Text_20_body" style:list-style-name="L4">
      <style:text-properties officeooo:rsid="006abcc8" officeooo:paragraph-rsid="006abcc8"/>
    </style:style>
    <style:style style:name="P82" style:family="paragraph" style:parent-style-name="Text_20_body" style:list-style-name="L4">
      <style:text-properties officeooo:rsid="006f18be" officeooo:paragraph-rsid="006f18be"/>
    </style:style>
    <style:style style:name="P83" style:family="paragraph" style:parent-style-name="Text_20_body" style:list-style-name="L5">
      <style:text-properties officeooo:rsid="017f4bd2" officeooo:paragraph-rsid="017f4bd2"/>
    </style:style>
    <style:style style:name="P84" style:family="paragraph" style:parent-style-name="Text_20_body" style:list-style-name="L5">
      <style:text-properties officeooo:rsid="01811c1a" officeooo:paragraph-rsid="01811c1a"/>
    </style:style>
    <style:style style:name="P85" style:family="paragraph" style:parent-style-name="Text_20_body" style:list-style-name="L5">
      <style:text-properties officeooo:rsid="01858210" officeooo:paragraph-rsid="01858210"/>
    </style:style>
    <style:style style:name="P86" style:family="paragraph" style:parent-style-name="Text_20_body" style:list-style-name="L5">
      <style:text-properties officeooo:rsid="0187493e" officeooo:paragraph-rsid="0187493e"/>
    </style:style>
    <style:style style:name="P87" style:family="paragraph" style:parent-style-name="Text_20_body" style:list-style-name="L6">
      <style:text-properties officeooo:rsid="0184d70b" officeooo:paragraph-rsid="0184d70b"/>
    </style:style>
    <style:style style:name="P88" style:family="paragraph" style:parent-style-name="Text_20_body" style:list-style-name="L6">
      <style:text-properties officeooo:rsid="0184d70b" officeooo:paragraph-rsid="01ba80b4"/>
    </style:style>
    <style:style style:name="P89" style:family="paragraph" style:parent-style-name="Text_20_body" style:list-style-name="L6">
      <style:text-properties officeooo:rsid="0184d70b" officeooo:paragraph-rsid="01bc0757"/>
    </style:style>
    <style:style style:name="P90" style:family="paragraph" style:parent-style-name="Text_20_body" style:list-style-name="L6">
      <style:text-properties officeooo:rsid="01bdf6e7" officeooo:paragraph-rsid="01bdf6e7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16ebfed" style:font-size-asian="18pt" style:font-size-complex="18pt"/>
    </style:style>
    <style:style style:name="T16" style:family="text">
      <style:text-properties fo:font-size="18pt" officeooo:rsid="017049da" style:font-size-asian="18pt" style:font-size-complex="18pt"/>
    </style:style>
    <style:style style:name="T17" style:family="text">
      <style:text-properties officeooo:rsid="006abcc8"/>
    </style:style>
    <style:style style:name="T18" style:family="text">
      <style:text-properties officeooo:rsid="006e971d"/>
    </style:style>
    <style:style style:name="T19" style:family="text">
      <style:text-properties officeooo:rsid="00721d25"/>
    </style:style>
    <style:style style:name="T20" style:family="text">
      <style:text-properties officeooo:rsid="01716cac"/>
    </style:style>
    <style:style style:name="T21" style:family="text">
      <style:text-properties officeooo:rsid="017b5b58"/>
    </style:style>
    <style:style style:name="T22" style:family="text">
      <style:text-properties officeooo:rsid="017c2640"/>
    </style:style>
    <style:style style:name="T23" style:family="text">
      <style:text-properties officeooo:rsid="017e4ca0"/>
    </style:style>
    <style:style style:name="T24" style:family="text">
      <style:text-properties fo:color="#a1467e"/>
    </style:style>
    <style:style style:name="T25" style:family="text">
      <style:text-properties fo:color="#a1467e" officeooo:rsid="0189cc3e" style:font-size-asian="12pt"/>
    </style:style>
    <style:style style:name="T26" style:family="text">
      <style:text-properties fo:color="#ff860d"/>
    </style:style>
    <style:style style:name="T27" style:family="text">
      <style:text-properties officeooo:rsid="01858210"/>
    </style:style>
    <style:style style:name="T28" style:family="text">
      <style:text-properties officeooo:rsid="0188ad69"/>
    </style:style>
    <style:style style:name="T29" style:family="text">
      <style:text-properties officeooo:rsid="0189cc3e" style:font-size-asian="12pt"/>
    </style:style>
    <style:style style:name="T30" style:family="text">
      <style:text-properties officeooo:rsid="018f825a"/>
    </style:style>
    <style:style style:name="T31" style:family="text">
      <style:text-properties style:font-name="Liberation Sans" fo:font-style="italic" fo:font-weight="normal" officeooo:rsid="018e6f29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tyle="italic" fo:font-weight="normal" officeooo:rsid="01907f4b" style:font-style-asian="italic" style:font-weight-asian="normal" style:font-style-complex="italic" style:font-weight-complex="normal"/>
    </style:style>
    <style:style style:name="T33" style:family="text">
      <style:text-properties style:font-name="Liberation Sans" fo:font-style="italic" fo:font-weight="normal" officeooo:rsid="0191542a" style:font-style-asian="italic" style:font-weight-asian="normal" style:font-style-complex="italic" style:font-weight-complex="normal"/>
    </style:style>
    <style:style style:name="T34" style:family="text">
      <style:text-properties style:font-name="Liberation Sans" fo:font-style="italic" fo:font-weight="normal" officeooo:rsid="01930647" style:font-style-asian="italic" style:font-weight-asian="normal" style:font-style-complex="italic" style:font-weight-complex="normal"/>
    </style:style>
    <style:style style:name="T35" style:family="text">
      <style:text-properties style:font-name="Liberation Sans" fo:font-weight="bold" officeooo:rsid="018dc0c7" style:font-weight-asian="bold" style:font-weight-complex="bold"/>
    </style:style>
    <style:style style:name="T36" style:family="text">
      <style:text-properties style:font-name="Liberation Sans" fo:font-weight="bold" officeooo:rsid="0191542a" style:font-weight-asian="bold" style:font-weight-complex="bold"/>
    </style:style>
    <style:style style:name="T37" style:family="text">
      <style:text-properties style:font-name="Liberation Sans" officeooo:rsid="01907f4b"/>
    </style:style>
    <style:style style:name="T38" style:family="text">
      <style:text-properties style:font-name="Liberation Sans" officeooo:rsid="0191542a"/>
    </style:style>
    <style:style style:name="T39" style:family="text">
      <style:text-properties style:font-name="Liberation Sans" fo:font-style="normal" fo:font-weight="bold" officeooo:rsid="01907f4b" style:font-style-asian="normal" style:font-weight-asian="bold" style:font-style-complex="normal" style:font-weight-complex="bold"/>
    </style:style>
    <style:style style:name="T40" style:family="text">
      <style:text-properties style:font-name="Liberation Sans" fo:font-style="normal" fo:font-weight="bold" officeooo:rsid="0191542a" style:font-style-asian="normal" style:font-weight-asian="bold" style:font-style-complex="normal" style:font-weight-complex="bold"/>
    </style:style>
    <style:style style:name="T41" style:family="text">
      <style:text-properties style:font-name="Liberation Sans" fo:font-style="normal" fo:font-weight="bold" officeooo:rsid="01962b4f" style:font-style-asian="normal" style:font-weight-asian="bold" style:font-style-complex="normal" style:font-weight-complex="bold"/>
    </style:style>
    <style:style style:name="T42" style:family="text">
      <style:text-properties style:font-name="Liberation Sans" fo:font-style="normal" fo:font-weight="bold" officeooo:rsid="0197e5e8" style:font-style-asian="normal" style:font-weight-asian="bold" style:font-style-complex="normal" style:font-weight-complex="bold"/>
    </style:style>
    <style:style style:name="T43" style:family="text">
      <style:text-properties style:font-name="Liberation Sans" fo:font-style="normal" fo:font-weight="bold" officeooo:rsid="019a06c3" style:font-style-asian="normal" style:font-weight-asian="bold" style:font-style-complex="normal" style:font-weight-complex="bold"/>
    </style:style>
    <style:style style:name="T44" style:family="text">
      <style:text-properties style:font-name="Liberation Sans" fo:font-style="normal" fo:font-weight="normal" officeooo:rsid="019cfbd6" style:font-style-asian="normal" style:font-weight-asian="normal" style:font-style-complex="normal" style:font-weight-complex="normal"/>
    </style:style>
    <style:style style:name="T45" style:family="text">
      <style:text-properties style:font-name="Liberation Sans" fo:font-style="normal" fo:font-weight="normal" officeooo:rsid="01984703" style:font-style-asian="normal" style:font-weight-asian="normal" style:font-style-complex="normal" style:font-weight-complex="normal"/>
    </style:style>
    <style:style style:name="T46" style:family="text">
      <style:text-properties style:font-name="Liberation Sans" fo:font-style="normal" fo:font-weight="normal" officeooo:rsid="01a0c4fe" style:font-style-asian="normal" style:font-weight-asian="normal" style:font-style-complex="normal" style:font-weight-complex="normal"/>
    </style:style>
    <style:style style:name="T47" style:family="text">
      <style:text-properties style:font-name="Liberation Sans" fo:font-style="normal" fo:font-weight="normal" officeooo:rsid="01a10578" style:font-style-asian="normal" style:font-weight-asian="normal" style:font-style-complex="normal" style:font-weight-complex="normal"/>
    </style:style>
    <style:style style:name="T48" style:family="text">
      <style:text-properties style:font-name="Liberation Sans" fo:font-style="normal" fo:font-weight="normal" officeooo:rsid="01a17ed8" style:font-style-asian="normal" style:font-weight-asian="normal" style:font-style-complex="normal" style:font-weight-complex="normal"/>
    </style:style>
    <style:style style:name="T49" style:family="text">
      <style:text-properties style:font-name="Liberation Sans" fo:font-style="normal" fo:font-weight="normal" officeooo:rsid="01a4ae44" style:font-style-asian="normal" style:font-weight-asian="normal" style:font-style-complex="normal" style:font-weight-complex="normal"/>
    </style:style>
    <style:style style:name="T50" style:family="text">
      <style:text-properties style:font-name="Liberation Sans" officeooo:rsid="019dfb7d"/>
    </style:style>
    <style:style style:name="T51" style:family="text">
      <style:text-properties style:font-name="Liberation Sans" officeooo:rsid="01a0c4fe"/>
    </style:style>
    <style:style style:name="T52" style:family="text">
      <style:text-properties style:font-name="Liberation Sans" officeooo:rsid="01a0ef97"/>
    </style:style>
    <style:style style:name="T53" style:family="text">
      <style:text-properties style:font-name="Liberation Sans" officeooo:rsid="01a4ae44"/>
    </style:style>
    <style:style style:name="T54" style:family="text">
      <style:text-properties officeooo:rsid="01907f4b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officeooo:rsid="019cfbd6"/>
    </style:style>
    <style:style style:name="T57" style:family="text">
      <style:text-properties officeooo:rsid="019dfb7d"/>
    </style:style>
    <style:style style:name="T58" style:family="text">
      <style:text-properties officeooo:rsid="019f70a7"/>
    </style:style>
    <style:style style:name="T59" style:family="text">
      <style:text-properties officeooo:rsid="01a0c4fe"/>
    </style:style>
    <style:style style:name="T60" style:family="text">
      <style:text-properties officeooo:rsid="01a0ef97"/>
    </style:style>
    <style:style style:name="T61" style:family="text">
      <style:text-properties officeooo:rsid="01a96903"/>
    </style:style>
    <style:style style:name="T62" style:family="text">
      <style:text-properties officeooo:rsid="01a9e2f0"/>
    </style:style>
    <style:style style:name="T63" style:family="text">
      <style:text-properties officeooo:rsid="01480e2f"/>
    </style:style>
    <style:style style:name="T64" style:family="text">
      <style:text-properties officeooo:rsid="01adb801"/>
    </style:style>
    <style:style style:name="T65" style:family="text">
      <style:text-properties officeooo:rsid="01ae4ae6"/>
    </style:style>
    <style:style style:name="T66" style:family="text">
      <style:text-properties officeooo:rsid="01b07dad"/>
    </style:style>
    <style:style style:name="T67" style:family="text">
      <style:text-properties officeooo:rsid="01b5a66a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/>
      <text:p text:style-name="Standard"/>
      <text:p text:style-name="P56"><text:span text:style-name="T14">ОТЧЕТ ПО ЛАБОРАТОРНОЙ РАБОТЕ №</text:span><text:span text:style-name="T15">3</text:span><text:span text:style-name="T14"><text:line-break/></text:span><text:span text:style-name="T16">ОБРАБОТКА РАЗРЕЖЕННЫХ МАТРИЦ</text:span></text:p>
      <text:p text:style-name="P58">ДИСЦИПЛИНА: ТИПЫ И СТРУКТУРЫ ДАННЫХ</text:p>
      <text:p text:style-name="P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56"><text:span text:style-name="T10">2020 г</text:span>.</text:p>
      <text:h text:style-name="Heading_20_2" text:outline-level="2"><text:soft-page-break/>Цель работы</text:h>
      <text:p text:style-name="Text_20_body"><text:span text:style-name="T20">Р</text:span>еализация алгоритмов обработки разреженных матриц, сравнение эффективности использования этих алгоритмов со стандартными алгоритмами обработки матрицпри различном размере матриц и степени их разреженности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6</text:span></text:h>
      <text:p text:style-name="P3"><text:span text:style-name="Основной_20_шрифт_20_абзаца">Разреженная (содержащая много нулей) матрица хранится в форме 3-х объектов:</text:span></text:p>
      <text:list xml:id="list1248233452" text:style-name="L1">
        <text:list-item>
          <text:p text:style-name="P77"><text:span text:style-name="Основной_20_шрифт_20_абзаца">вектор A содержит значения ненулевых элементов; </text:span></text:p>
        </text:list-item>
        <text:list-item>
          <text:p text:style-name="P77"><text:span text:style-name="Основной_20_шрифт_20_абзаца">вектор IA содержит номера строк для элементов вектора A; </text:span></text:p>
        </text:list-item>
        <text:list-item>
          <text:p text:style-name="P77"><text:span text:style-name="Основной_20_шрифт_20_абзаца">связный список JA, в элементе Nk которого находится номер компонент в A и IA, с которых начинается описание столбца Nk матрицы A.</text:span></text:p>
        </text:list-item>
      </text:list>
      <text:p text:style-name="P3"><text:span text:style-name="Основной_20_шрифт_20_абзаца"/></text:p>
      <text:list xml:id="list521048339" text:style-name="L2">
        <text:list-item>
          <text:p text:style-name="P78"><text:span text:style-name="Основной_20_шрифт_20_абзаца">Смоделировать операцию умножения вектора — строки и матрицы, хранящихся в этой форме, с получением результата в той же форме.</text:span></text:p>
        </text:list-item>
        <text:list-item>
          <text:p text:style-name="P78"><text:span text:style-name="Основной_20_шрифт_20_абзаца">Произвести операцию умножения, применяя стандартный алгоритм работы с матрицами.</text:span></text:p>
        </text:list-item>
        <text:list-item>
          <text:p text:style-name="P78"><text:span text:style-name="Основной_20_шрифт_20_абзаца">Сравнить время выполнения операций и объем памяти при использовании этих 2-х алгоритмов при различном проценте заполнения матриц.</text:span></text:p>
          <text:p text:style-name="P78"><text:span text:style-name="Основной_20_шрифт_20_абзаца"/></text:p>
        </text:list-item>
      </text:list>
      <text:h text:style-name="Heading_20_2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3788064875" text:style-name="L3">
        <text:list-item>
          <text:p text:style-name="P79">Разреженная матрица</text:p>
        </text:list-item>
      </text:list>
      <text:h text:style-name="Heading_20_5" text:outline-level="5">Реультаты:</text:h>
      <text:list xml:id="list485157697" text:style-name="L4">
        <text:list-item>
          <text:p text:style-name="P81">В зависимости от выбора пользователя</text:p>
          <text:list>
            <text:list-item>
              <text:p text:style-name="P81">Вывод таблицы из файла на экран</text:p>
            </text:list-item>
            <text:list-item>
              <text:p text:style-name="P82">Добавление данных в таблицу</text:p>
            </text:list-item>
            <text:list-item>
              <text:p text:style-name="P82">Удаление данных из таблицы</text:p>
            </text:list-item>
            <text:list-item>
              <text:p text:style-name="P81">Сортировка по ключам</text:p>
            </text:list-item>
            <text:list-item>
              <text:p text:style-name="P81">Сортировка бе<text:span text:style-name="T18">з</text:span> ключей (самой таблицы)</text:p>
            </text:list-item>
            <text:list-item>
              <text:p text:style-name="P81">Таблица с результатами сравнения сортировок (быстрой пузырьком, по ключам, самой таблицы)</text:p>
            </text:list-item>
            <text:list-item>
              <text:p text:style-name="P80"><text:soft-page-break/><text:span text:style-name="T17">Отфильтрованн</text:span><text:span text:style-name="T19">ая</text:span><text:span text:style-name="T17"> </text:span><text:span text:style-name="T19">таблица по материку и виду спорта</text:span>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2">Вывод меню, для реализации выбора пользователя. <text:span text:style-name="T21">Ввод матрицы с заполнением случайными числами. Ввод матрицы вручную. Умножение обычных матриц. Умножение </text:span><text:span text:style-name="T22">разреженных матриц. Получение и вывод таблицы</text:span><text:span text:style-name="T21"> </text:span><text:span text:style-name="T22">с замерами времени и памяти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23">app</text:span><text:span text:style-name="T12">.exe». </text:span></text:p>
      <text:h text:style-name="Heading_20_4" text:outline-level="4">Описание возможных аварийных ситуаций и ошибок пользователя</text:h>
      <text:list xml:id="list3088460061" text:style-name="L5">
        <text:list-item>
          <text:p text:style-name="P83">Ввод буквы вместо пункта меню — (Расценивается как выход)</text:p>
        </text:list-item>
        <text:list-item>
          <text:p text:style-name="P83">Ввод буквы при вводе матрицы — (Расценивается как выход в главное меню)</text:p>
        </text:list-item>
        <text:list-item>
          <text:p text:style-name="P84">Ввод цифры не из меню (тоже что и ввод <text:span text:style-name="T27">буквы</text:span>)</text:p>
        </text:list-item>
        <text:list-item>
          <text:p text:style-name="P85">Ошибка при вводе матрицы (тоже что и ввод буквы)</text:p>
        </text:list-item>
        <text:list-item>
          <text:p text:style-name="P85">Поворное заполнение уже заполненного элемента матрицы</text:p>
        </text:list-item>
        <text:list-item>
          <text:p text:style-name="P86">Ввод большего кол-ва элементов, чем это возможно для этой матрицы</text:p>
        </text:list-item>
      </text:list>
      <text:h text:style-name="Heading_20_2" text:outline-level="2">Описание внутренних структур данных</text:h>
      <text:p text:style-name="Preformatted_20_Text"><text:span text:style-name="T24">typedef struct</text:span> vector <text:span text:style-name="T26">vector</text:span>;</text:p>
      <text:p text:style-name="Preformatted_20_Text"><text:span text:style-name="T24">typedef struct</text:span> press_matrix_t <text:span text:style-name="T26">press_matrix_t</text:span>;</text:p>
      <text:p text:style-name="Preformatted_20_Text"><text:span text:style-name="T24">typedef struct</text:span> norm_matrix_t <text:span text:style-name="T26">norm_matrix_t</text:span>;</text:p>
      <text:p text:style-name="Preformatted_20_Text"/>
      <text:p text:style-name="Preformatted_20_Text"><text:span text:style-name="T24">struct </text:span><text:span text:style-name="T26">vector</text:span></text:p>
      <text:p text:style-name="Preformatted_20_Text">{</text:p>
      <text:p text:style-name="Preformatted_20_Text"><text:tab/><text:span text:style-name="T24">int</text:span> *elements;</text:p>
      <text:p text:style-name="Preformatted_20_Text"><text:tab/><text:span text:style-name="T24">int</text:span> size;</text:p>
      <text:p text:style-name="Preformatted_20_Text">};</text:p>
      <text:p text:style-name="Preformatted_20_Text"/>
      <text:p text:style-name="Preformatted_20_Text"><text:span text:style-name="T24">struct</text:span> <text:span text:style-name="T26">press_matrix_t</text:span></text:p>
      <text:p text:style-name="Preformatted_20_Text">{</text:p>
      <text:p text:style-name="Preformatted_20_Text"><text:tab/><text:span text:style-name="T24">vector </text:span>a;</text:p>
      <text:p text:style-name="Preformatted_20_Text"><text:tab/><text:span text:style-name="T24">vector </text:span>ia;</text:p>
      <text:p text:style-name="Preformatted_20_Text"><text:tab/><text:span text:style-name="T24">vector</text:span> ja;</text:p>
      <text:p text:style-name="Preformatted_20_Text">};</text:p>
      <text:p text:style-name="Preformatted_20_Text"/>
      <text:p text:style-name="Preformatted_20_Text"><text:span text:style-name="T24">struct</text:span><text:span text:style-name="T26"> norm_matrix_t</text:span></text:p>
      <text:p text:style-name="Preformatted_20_Text">{</text:p>
      <text:p text:style-name="Preformatted_20_Text"><text:tab/><text:span text:style-name="T24">int</text:span> **pointers;</text:p>
      <text:p text:style-name="Preformatted_20_Text"><text:tab/><text:span text:style-name="T24">int</text:span> rows;</text:p>
      <text:p text:style-name="Preformatted_20_Text"><text:tab/><text:span text:style-name="T24">int</text:span> columns;</text:p>
      <text:p text:style-name="Preformatted_20_Text">};</text:p>
      <text:h text:style-name="Heading_20_2" text:outline-level="2">Оп<text:span text:style-name="T3">и</text:span>сание алгоритма</text:h>
      <text:list xml:id="list1915106355" text:style-name="L6">
        <text:list-item>
          <text:p text:style-name="P87">Вывести меню</text:p>
        </text:list-item>
        <text:list-item>
          <text:p text:style-name="P87">Получить введенное число</text:p>
        </text:list-item>
        <text:list-item>
          <text:p text:style-name="P87">Если это 1</text:p>
          <text:list>
            <text:list-item>
              <text:p text:style-name="P87"><text:soft-page-break/>Спросить способ ввода</text:p>
              <text:list>
                <text:list-item>
                  <text:p text:style-name="P87">Если вручную</text:p>
                  <text:list>
                    <text:list-item>
                      <text:p text:style-name="P87">Ввести размер вектора</text:p>
                    </text:list-item>
                    <text:list-item>
                      <text:p text:style-name="P87">Ввести кол-во столбцов матрицы</text:p>
                    </text:list-item>
                    <text:list-item>
                      <text:p text:style-name="P87">Получить</text:p>
                    </text:list-item>
                  </text:list>
                </text:list-item>
                <text:list-item>
                  <text:p text:style-name="P87">Если атоматически</text:p>
                </text:list-item>
              </text:list>
            </text:list-item>
            <text:list-item>
              <text:p text:style-name="P87">Вывести введеные матрицы</text:p>
            </text:list-item>
            <text:list-item>
              <text:p text:style-name="P87">Перемножить их</text:p>
            </text:list-item>
            <text:list-item>
              <text:p text:style-name="P87">Вывести результат </text:p>
            </text:list-item>
          </text:list>
        </text:list-item>
        <text:list-item>
          <text:p text:style-name="P87">Если это 2</text:p>
          <text:list>
            <text:list-item>
              <text:p text:style-name="P88">Спросить способ ввода</text:p>
              <text:list>
                <text:list-item>
                  <text:p text:style-name="P88">Если вручную</text:p>
                  <text:list>
                    <text:list-item>
                      <text:p text:style-name="P88">Ввести размер вектора</text:p>
                    </text:list-item>
                    <text:list-item>
                      <text:p text:style-name="P88">Ввести кол-во столбцов матрицы</text:p>
                    </text:list-item>
                    <text:list-item>
                      <text:p text:style-name="P88">Получить</text:p>
                    </text:list-item>
                  </text:list>
                </text:list-item>
                <text:list-item>
                  <text:p text:style-name="P88">Если атоматически</text:p>
                </text:list-item>
              </text:list>
            </text:list-item>
            <text:list-item>
              <text:p text:style-name="P88">Вывести введеные матрицы</text:p>
            </text:list-item>
            <text:list-item>
              <text:p text:style-name="P88">Перемножить их</text:p>
            </text:list-item>
            <text:list-item>
              <text:p text:style-name="P88">Вывести результат </text:p>
            </text:list-item>
          </text:list>
        </text:list-item>
        <text:list-item>
          <text:p text:style-name="P87">Если это 3</text:p>
          <text:list>
            <text:list-item>
              <text:p text:style-name="P90">Тестировать</text:p>
            </text:list-item>
            <text:list-item>
              <text:p text:style-name="P90">Вывести результаты тестирования</text:p>
            </text:list-item>
          </text:list>
        </text:list-item>
        <text:list-item>
          <text:p text:style-name="P87">Иначе </text:p>
          <text:list>
            <text:list-item>
              <text:p text:style-name="P87">Закончить работу<text:tab/></text:p>
            </text:list-item>
          </text:list>
        </text:list-item>
      </text:list>
      <text:h text:style-name="Heading_20_2" text:outline-level="2"><text:span text:style-name="T13">Основные ф</text:span>ункции</text:h>
      <text:p text:style-name="P62">choi<text:span text:style-name="T28">se</text:span>.h</text:p>
      <text:list xml:id="list35677180" text:style-name="L7">
        <text:list-item>
          <text:p text:style-name="P73"><text:span text:style-name="T24">void</text:span> choise_multiplicate_norm_vec_and_matrix();</text:p>
        </text:list-item>
        <text:list-item>
          <text:p text:style-name="P73"><text:span text:style-name="T24">void</text:span> choise_multiplicate_press_vec_and_matrix();</text:p>
        </text:list-item>
        <text:list-item>
          <text:p text:style-name="P73"><text:span text:style-name="T24">void</text:span> choise_big_testing();</text:p>
        </text:list-item>
      </text:list>
      <text:p text:style-name="P65">input.h</text:p>
      <text:list xml:id="list4151125591" text:style-name="L8">
        <text:list-item>
          <text:p text:style-name="P74"><text:span text:style-name="T24">int</text:span> input_vec_and_matrix(<text:span text:style-name="T24">norm_matrix_t</text:span> *vec, <text:span text:style-name="T24">norm_matrix_t</text:span> *m);</text:p>
        </text:list-item>
      </text:list>
      <text:p text:style-name="P64">matrix.h</text:p>
      <text:list xml:id="list1739076235" text:style-name="L9">
        <text:list-item>
          <text:p text:style-name="P75"><text:span text:style-name="T25">int</text:span><text:span text:style-name="T29"> norm_multiplicate_vec_and_matrix(</text:span><text:span text:style-name="T25">norm_matrix_t</text:span><text:span text:style-name="T29"> n1, </text:span><text:span text:style-name="T25">norm_matrix_t</text:span><text:span text:style-name="T29"> n2, </text:span><text:span text:style-name="T25">norm_matrix_t</text:span><text:span text:style-name="T29"> *res);</text:span></text:p>
        </text:list-item>
        <text:list-item>
          <text:p text:style-name="P75"><text:soft-page-break/><text:span text:style-name="T25">int</text:span><text:span text:style-name="T29"> norm_make_rand_matrix(</text:span><text:span text:style-name="T25">norm_matrix_t</text:span><text:span text:style-name="T29"> *m, </text:span><text:span text:style-name="T25">int</text:span><text:span text:style-name="T29"> rows, </text:span><text:span text:style-name="T25">int</text:span><text:span text:style-name="T29"> columns, </text:span><text:span text:style-name="T25">int</text:span><text:span text:style-name="T29"> procent);</text:span></text:p>
        </text:list-item>
        <text:list-item>
          <text:p text:style-name="P75"><text:span text:style-name="T25">int</text:span><text:span text:style-name="T29"> press_norm_matrix(</text:span><text:span text:style-name="T25">norm_matrix_t</text:span><text:span text:style-name="T29"> n, </text:span><text:span text:style-name="T25">press_matrix_t</text:span><text:span text:style-name="T29"> *p);</text:span></text:p>
        </text:list-item>
        <text:list-item>
          <text:p text:style-name="P75"><text:span text:style-name="T25">int</text:span><text:span text:style-name="T29"> press_multiplicate_vec_and_matrix(</text:span><text:span text:style-name="T25">press_matrix_t</text:span><text:span text:style-name="T29"> m1, </text:span><text:span text:style-name="T25">press_matrix_t</text:span><text:span text:style-name="T29"> m2,</text:span><text:span text:style-name="T25"> press_matrix_t </text:span><text:span text:style-name="T29">*res);</text:span></text:p>
        </text:list-item>
      </text:list>
      <text:p text:style-name="P64">memory_work.h</text:p>
      <text:list xml:id="list3435564120" text:style-name="L10">
        <text:list-item>
          <text:p text:style-name="P76"><text:span text:style-name="T24">int</text:span> create_vector(<text:span text:style-name="T24">vector</text:span> *n, <text:span text:style-name="T24">int</text:span> size);</text:p>
        </text:list-item>
        <text:list-item>
          <text:p text:style-name="P76"><text:span text:style-name="T24">void</text:span> free_vector(<text:span text:style-name="T24">vector </text:span>*n);</text:p>
        </text:list-item>
        <text:list-item>
          <text:p text:style-name="P76"><text:span text:style-name="T24">void</text:span> output_vector(<text:span text:style-name="T24">vector</text:span> n);</text:p>
        </text:list-item>
        <text:list-item>
          <text:p text:style-name="P76">int create_press_matrix(<text:span text:style-name="T24">press_matrix_t</text:span> *n, <text:span text:style-name="T24">int</text:span> col_count,<text:span text:style-name="T24"> int</text:span> el_count);</text:p>
        </text:list-item>
        <text:list-item>
          <text:p text:style-name="P76"><text:span text:style-name="T24">void </text:span>free_press_matrix(<text:span text:style-name="T24">press_matrix_t</text:span> *m);</text:p>
        </text:list-item>
        <text:list-item>
          <text:p text:style-name="P76"><text:span text:style-name="T24">void</text:span> output_press_matrix(<text:span text:style-name="T24">press_matrix_t</text:span> m);</text:p>
        </text:list-item>
        <text:list-item>
          <text:p text:style-name="P76"><text:span text:style-name="T24">int</text:span> create_norm_matrix(<text:span text:style-name="T24">norm_matrix_t</text:span> *m, int rows, <text:span text:style-name="T24">int</text:span> columns);</text:p>
        </text:list-item>
        <text:list-item>
          <text:p text:style-name="P76"><text:span text:style-name="T24">void</text:span> free_norm_matrix(<text:span text:style-name="T24">norm_matrix_t</text:span> *m);</text:p>
        </text:list-item>
        <text:list-item>
          <text:p text:style-name="P76"><text:span text:style-name="T24">void</text:span> output_norm_matrix(<text:span text:style-name="T24">norm_matrix_t</text:span> m);</text:p>
        </text:list-item>
        <text:list-item>
          <text:p text:style-name="P76"><text:span text:style-name="T24">void</text:span> clearInputBuf(<text:span text:style-name="T24">void</text:span>);</text:p>
        </text:list-item>
      </text:list>
      <text:h text:style-name="Heading_20_2" text:outline-level="2">Набор тестов</text:h>
      <text:h text:style-name="P67" text:outline-level="4">Меню</text:h>
      <text:p text:style-name="P4">Тест 1</text:p>
      <text:p text:style-name="P5">Ввод: ф</text:p>
      <text:p text:style-name="P5">Действие: Выход</text:p>
      <text:p text:style-name="P4">Тест 2</text:p>
      <text:p text:style-name="P5">Ввод: 1</text:p>
      <text:p text:style-name="P5">Действие: Ввод и перемножение обычных матриц</text:p>
      <text:p text:style-name="P4">Тест 3</text:p>
      <text:p text:style-name="P5">Ввод: 2</text:p>
      <text:p text:style-name="P5">Действие: Ввод и перемножение разреженных матриц</text:p>
      <text:p text:style-name="P4">Тест <text:span text:style-name="T30">4</text:span></text:p>
      <text:p text:style-name="P5">Ввод: 3</text:p>
      <text:p text:style-name="P5">Действие: Многократное перемножение матриц различной заполненности и различных рамеров и вывод таблицы с результатами.</text:p>
      <text:h text:style-name="P68" text:outline-level="4">Ввод матрицы </text:h>
      <text:p text:style-name="P34"><text:span text:style-name="T35">Тест </text:span><text:span text:style-name="T36">1</text:span></text:p>
      <text:p text:style-name="P10">Выберете способ ввода</text:p>
      <text:p text:style-name="P10"><text:tab/>1. Автоматический</text:p>
      <text:p text:style-name="P10"><text:tab/>2. Вручную</text:p>
      <text:p text:style-name="P10"><text:soft-page-break/>Введите цифру выбранного варианта. Некорректный ввод - выход в главное меню</text:p>
      <text:p text:style-name="P6">Ввод: <text:span text:style-name="T54">d</text:span></text:p>
      <text:p text:style-name="P34"><text:span text:style-name="T31">Действие: </text:span><text:span text:style-name="T32">Выход в главное меню</text:span></text:p>
      <text:p text:style-name="P35"><text:span text:style-name="T37">Тест </text:span><text:span text:style-name="T38">2</text:span></text:p>
      <text:p text:style-name="P26">Выберете способ ввода</text:p>
      <text:p text:style-name="P11"><text:tab/>1. Автоматический</text:p>
      <text:p text:style-name="P11"><text:tab/>2. Вручную</text:p>
      <text:p text:style-name="P11">Введите цифру выбранного варианта. Некорректный ввод - выход в главное меню</text:p>
      <text:p text:style-name="P34"><text:span text:style-name="T31">Ввод: </text:span><text:span text:style-name="T33">4</text:span></text:p>
      <text:p text:style-name="P34"><text:span text:style-name="T31">Действие: </text:span><text:span text:style-name="T32">Выход в главное меню</text:span></text:p>
      <text:p text:style-name="P34"><text:span text:style-name="T39">Тест </text:span><text:span text:style-name="T40">3</text:span></text:p>
      <text:p text:style-name="P26">Выберете способ ввода</text:p>
      <text:p text:style-name="P11"><text:tab/>1. Автоматический</text:p>
      <text:p text:style-name="P11"><text:tab/>2. Вручную</text:p>
      <text:p text:style-name="P11">Введите цифру выбранного варианта. Некорректный ввод - выход в главное меню</text:p>
      <text:p text:style-name="P36"><text:span text:style-name="T31">Ввод: </text:span><text:span text:style-name="T34">1</text:span></text:p>
      <text:p text:style-name="P29">Введите размер вектора:</text:p>
      <text:p text:style-name="P7">Ввод: - 1</text:p>
      <text:p text:style-name="P30">Размер должен быть натуральным числом</text:p>
      <text:p text:style-name="P37"><text:span text:style-name="T39">Тест </text:span><text:span text:style-name="T41">4</text:span></text:p>
      <text:p text:style-name="P27">Выберете способ ввода</text:p>
      <text:p text:style-name="P12"><text:tab/>1. Автоматический</text:p>
      <text:p text:style-name="P12"><text:tab/>2. Вручную</text:p>
      <text:p text:style-name="P12">Введите цифру выбранного варианта. Некорректный ввод - выход в главное меню</text:p>
      <text:p text:style-name="P37"><text:span text:style-name="T31">Ввод: </text:span><text:span text:style-name="T34">1</text:span></text:p>
      <text:p text:style-name="P30">Введите размер вектора:</text:p>
      <text:p text:style-name="P8">Ввод: 1</text:p>
      <text:p text:style-name="P30">Введите процент заполнения вектора:</text:p>
      <text:p text:style-name="P8">Ввод: -1</text:p>
      <text:p text:style-name="P29">Процент не может быть больше 100 и меньше 0</text:p>
      <text:p text:style-name="P61"/>
      <text:p text:style-name="P38"><text:span text:style-name="T39">Тест </text:span><text:span text:style-name="T41">4</text:span></text:p>
      <text:p text:style-name="P28"><text:soft-page-break/>Выберете способ ввода</text:p>
      <text:p text:style-name="P13"><text:tab/>1. Автоматический</text:p>
      <text:p text:style-name="P13"><text:tab/>2. Вручную</text:p>
      <text:p text:style-name="P13">Введите цифру выбранного варианта. Некорректный ввод - выход в главное меню</text:p>
      <text:p text:style-name="P38"><text:span text:style-name="T31">Ввод: </text:span><text:span text:style-name="T34">1</text:span></text:p>
      <text:p text:style-name="P31">Введите размер вектора:</text:p>
      <text:p text:style-name="P9">Ввод: 1</text:p>
      <text:p text:style-name="P31">Введите процент заполнения вектора:</text:p>
      <text:p text:style-name="P9">Ввод: 1</text:p>
      <text:p text:style-name="P14">1</text:p>
      <text:p text:style-name="P14">Введите процент заполнения вектора:</text:p>
      <text:p text:style-name="P14">1</text:p>
      <text:p text:style-name="P14">Введите кол-во столбцов матрицы: <text:s text:c="23"/>//аналогично вводу размера вектора</text:p>
      <text:p text:style-name="P14">1</text:p>
      <text:p text:style-name="P14">Введите процент заполнения матрицы: <text:s text:c="8"/>//аналогично вводу процента для вектора</text:p>
      <text:p text:style-name="P14">1</text:p>
      <text:h text:style-name="P67" text:outline-level="4">Перемножение обычных матриц </text:h>
      <text:p text:style-name="P32">Тест 1</text:p>
      <text:p text:style-name="P15">Матрица:</text:p>
      <text:p text:style-name="P15">1</text:p>
      <text:p text:style-name="P15">Матрица:</text:p>
      <text:p text:style-name="P15">1</text:p>
      <text:p text:style-name="P15">Результат:</text:p>
      <text:p text:style-name="P15">1</text:p>
      <text:p text:style-name="P32">Тест 2</text:p>
      <text:p text:style-name="P15">Матрица:</text:p>
      <text:p text:style-name="P19">1 0</text:p>
      <text:p text:style-name="P15">Матрица:</text:p>
      <text:p text:style-name="P19">2 2</text:p>
      <text:p text:style-name="P19">2 2</text:p>
      <text:p text:style-name="P15">Результат:</text:p>
      <text:p text:style-name="P19">2 2</text:p>
      <text:p text:style-name="P39"><text:soft-page-break/><text:span text:style-name="T42">Тест </text:span><text:span text:style-name="T43">3</text:span></text:p>
      <text:p text:style-name="P16">Матрица:</text:p>
      <text:p text:style-name="P21">1 2</text:p>
      <text:p text:style-name="P16">Матрица:</text:p>
      <text:p text:style-name="P20">2 <text:span text:style-name="T56">1</text:span></text:p>
      <text:p text:style-name="P20">2 <text:span text:style-name="T56">1</text:span></text:p>
      <text:p text:style-name="P16">Результат:</text:p>
      <text:p text:style-name="P39"><text:span text:style-name="T44">6</text:span><text:span text:style-name="T45"> </text:span><text:span text:style-name="T44">3</text:span></text:p>
      <text:h text:style-name="P67" text:outline-level="4">Перемножение разреженных матриц </text:h>
      <text:p text:style-name="P33">Тест 1</text:p>
      <text:p text:style-name="P17">Матрица:</text:p>
      <text:p text:style-name="P17"><text:span text:style-name="T57">A: <text:s text:c="2"/></text:span>1</text:p>
      <text:p text:style-name="P22">IA: <text:s/>1</text:p>
      <text:p text:style-name="P22">JA: 1 2</text:p>
      <text:p text:style-name="P17">Матрица:</text:p>
      <text:p text:style-name="P17"><text:span text:style-name="T57">A: <text:s text:c="2"/></text:span>1</text:p>
      <text:p text:style-name="P22">IA: <text:s/>1</text:p>
      <text:p text:style-name="P22">JA: 1 2</text:p>
      <text:p text:style-name="P17">Результат:</text:p>
      <text:p text:style-name="P17"><text:span text:style-name="T57">A: <text:s text:c="2"/></text:span>1</text:p>
      <text:p text:style-name="P22">IA: <text:s/>1</text:p>
      <text:p text:style-name="P22">JA: 1 2</text:p>
      <text:p text:style-name="P33">Тест 2</text:p>
      <text:p text:style-name="P17">Матрица:</text:p>
      <text:p text:style-name="P17"><text:span text:style-name="T57">A: <text:s text:c="2"/></text:span>1</text:p>
      <text:p text:style-name="P22">IA: <text:s/>1</text:p>
      <text:p text:style-name="P22">JA: 1 2</text:p>
      <text:p text:style-name="P17">Матрица:</text:p>
      <text:p text:style-name="P22">A: <text:s text:c="2"/>2 2 2 2</text:p>
      <text:p text:style-name="P22">IA: <text:s/>1 2 1 2</text:p>
      <text:p text:style-name="P22">JA: 1 2 3 4 <text:span text:style-name="T58">5</text:span></text:p>
      <text:p text:style-name="P17">Результат:</text:p>
      <text:p text:style-name="P18"><text:soft-page-break/><text:span text:style-name="T57">A: <text:s text:c="2"/></text:span><text:span text:style-name="T59">2 2</text:span></text:p>
      <text:p text:style-name="P23">IA: <text:s/>1 <text:span text:style-name="T59">1</text:span></text:p>
      <text:p text:style-name="P23">JA: 1 2 <text:span text:style-name="T59">3</text:span></text:p>
      <text:p text:style-name="P41"><text:span text:style-name="T42">Тест </text:span><text:span text:style-name="T43">3</text:span></text:p>
      <text:p text:style-name="P17">Матрица:</text:p>
      <text:p text:style-name="P42"><text:span text:style-name="T50">A: <text:s text:c="2"/></text:span><text:span text:style-name="T48">2 </text:span><text:span text:style-name="T49">1</text:span></text:p>
      <text:p text:style-name="P24">IA: <text:s/>1 <text:span text:style-name="T59">1</text:span></text:p>
      <text:p text:style-name="P22">JA: 1 2 <text:span text:style-name="T59">3</text:span></text:p>
      <text:p text:style-name="P17">Матрица:</text:p>
      <text:p text:style-name="P42"><text:span text:style-name="T50">A: <text:s text:c="2"/></text:span><text:span text:style-name="T51">2 </text:span><text:span text:style-name="T53">2</text:span><text:span text:style-name="T51"> </text:span><text:span text:style-name="T53">1</text:span><text:span text:style-name="T51"> </text:span><text:span text:style-name="T52">1</text:span></text:p>
      <text:p text:style-name="P24">IA: <text:s/>1 <text:span text:style-name="T60">2 1 2</text:span></text:p>
      <text:p text:style-name="P22">JA: 1 <text:span text:style-name="T59">3 </text:span><text:span text:style-name="T60">5</text:span></text:p>
      <text:p text:style-name="P17">Результат:</text:p>
      <text:p text:style-name="P43"><text:span text:style-name="T50">A: <text:s text:c="2"/></text:span><text:span text:style-name="T47">6 3</text:span></text:p>
      <text:p text:style-name="P25">IA: <text:s/>1 <text:span text:style-name="T59">1</text:span></text:p>
      <text:p text:style-name="P40"><text:span text:style-name="T44">JA: 1 2 </text:span><text:span text:style-name="T46">3</text:span></text:p>
      <text:h text:style-name="Heading_20_2" text:outline-level="2">Выводы о проделанной работе</text:h>
      <text:p text:style-name="P66">Результаты тестирования</text:p>
      <text:p text:style-name="P63">Таблица с результатами тестирования (время указано за 100 повторений)</text:p>
      <text:p text:style-name="P63">| No| matrix type| <text:s text:c="2"/>procent| <text:s text:c="5"/>size| <text:s text:c="5"/>time| <text:s text:c="3"/>memory|</text:p>
      <text:p text:style-name="P63">--------------------------------------------------------------</text:p>
      <text:p text:style-name="P63">| <text:s/>1| <text:s text:c="6"/>press| <text:s text:c="7"/>10| <text:s text:c="7"/>10| <text:s text:c="6"/>126| <text:s text:c="6"/>392|</text:p>
      <text:p text:style-name="P63">| <text:s/>1| <text:s text:c="7"/>norm| <text:s text:c="7"/>10| <text:s text:c="7"/>10| <text:s text:c="6"/>365| <text:s text:c="5"/>1248|</text:p>
      <text:p text:style-name="P63">--------------------------------------------------------------</text:p>
      <text:p text:style-name="P63">| <text:s/>2| <text:s text:c="6"/>press| <text:s text:c="7"/>20| <text:s text:c="7"/>10| <text:s text:c="6"/>146| <text:s text:c="6"/>552|</text:p>
      <text:p text:style-name="P63">| <text:s/>2| <text:s text:c="7"/>norm| <text:s text:c="7"/>20| <text:s text:c="7"/>10| <text:s text:c="6"/>219| <text:s text:c="5"/>1248|</text:p>
      <text:p text:style-name="P63">--------------------------------------------------------------</text:p>
      <text:p text:style-name="P63">| <text:s/>3| <text:s text:c="6"/>press| <text:s text:c="7"/>30| <text:s text:c="7"/>10| <text:s text:c="6"/>176| <text:s text:c="6"/>712|</text:p>
      <text:p text:style-name="P63">| <text:s/>3| <text:s text:c="7"/>norm| <text:s text:c="7"/>30| <text:s text:c="7"/>10| <text:s text:c="6"/>224| <text:s text:c="5"/>1248|</text:p>
      <text:p text:style-name="P63">--------------------------------------------------------------</text:p>
      <text:p text:style-name="P63">| <text:s/>4| <text:s text:c="6"/>press| <text:s text:c="7"/>50| <text:s text:c="7"/>10| <text:s text:c="6"/>231| <text:s text:c="5"/>1032|</text:p>
      <text:p text:style-name="P63">| <text:s/>4| <text:s text:c="7"/>norm| <text:s text:c="7"/>50| <text:s text:c="7"/>10| <text:s text:c="6"/>215| <text:s text:c="5"/>1248|</text:p>
      <text:p text:style-name="P63">--------------------------------------------------------------</text:p>
      <text:p text:style-name="P63">| <text:s/>5| <text:s text:c="6"/>press| <text:s text:c="7"/>70| <text:s text:c="7"/>10| <text:s text:c="6"/>290| <text:s text:c="5"/>1352|</text:p>
      <text:p text:style-name="P63">| <text:s/>5| <text:s text:c="7"/>norm| <text:s text:c="7"/>70| <text:s text:c="7"/>10| <text:s text:c="6"/>218| <text:s text:c="5"/>1248|</text:p>
      <text:p text:style-name="P63">--------------------------------------------------------------</text:p>
      <text:p text:style-name="P63">| <text:s/>6| <text:s text:c="6"/>press| <text:s text:c="6"/>100| <text:s text:c="7"/>10| <text:s text:c="6"/>418| <text:s text:c="5"/>1832|</text:p>
      <text:p text:style-name="P63">| <text:s/>6| <text:s text:c="7"/>norm| <text:s text:c="6"/>100| <text:s text:c="7"/>10| <text:s text:c="6"/>233| <text:s text:c="5"/>1248|</text:p>
      <text:p text:style-name="P63">--------------------------------------------------------------</text:p>
      <text:p text:style-name="P63">| <text:s/>7| <text:s text:c="6"/>press| <text:s text:c="7"/>10| <text:s text:c="7"/>20| <text:s text:c="6"/>257| <text:s text:c="6"/>952|</text:p>
      <text:p text:style-name="P63">| <text:s/>7| <text:s text:c="7"/>norm| <text:s text:c="7"/>10| <text:s text:c="7"/>20| <text:s text:c="5"/>1502| <text:s text:c="5"/>4848|</text:p>
      <text:p text:style-name="P63">--------------------------------------------------------------</text:p>
      <text:p text:style-name="P63">| <text:s/>8| <text:s text:c="6"/>press| <text:s text:c="7"/>20| <text:s text:c="7"/>20| <text:s text:c="6"/>370| <text:s text:c="5"/>1592|</text:p>
      <text:p text:style-name="P63">| <text:s/>8| <text:s text:c="7"/>norm| <text:s text:c="7"/>20| <text:s text:c="7"/>20| <text:s text:c="6"/>723| <text:s text:c="5"/>4848|</text:p>
      <text:p text:style-name="P63">--------------------------------------------------------------</text:p>
      <text:p text:style-name="P63">| <text:s/>9| <text:s text:c="6"/>press| <text:s text:c="7"/>30| <text:s text:c="7"/>20| <text:s text:c="6"/>469| <text:s text:c="5"/>2232|</text:p>
      <text:p text:style-name="P63">| <text:s/>9| <text:s text:c="7"/>norm| <text:s text:c="7"/>30| <text:s text:c="7"/>20| <text:s text:c="6"/>736| <text:s text:c="5"/>4848|</text:p>
      <text:p text:style-name="P63">--------------------------------------------------------------</text:p>
      <text:p text:style-name="P63">| 10| <text:s text:c="6"/>press| <text:s text:c="7"/>50| <text:s text:c="7"/>20| <text:s text:c="6"/>802| <text:s text:c="5"/>3512|</text:p>
      <text:p text:style-name="P63">| 10| <text:s text:c="7"/>norm| <text:s text:c="7"/>50| <text:s text:c="7"/>20| <text:s text:c="6"/>750| <text:s text:c="5"/>4848|</text:p>
      <text:p text:style-name="P63">--------------------------------------------------------------</text:p>
      <text:p text:style-name="P63">| 11| <text:s text:c="6"/>press| <text:s text:c="7"/>70| <text:s text:c="7"/>20| <text:s text:c="6"/>966| <text:s text:c="5"/>4792|</text:p>
      <text:p text:style-name="P63"><text:soft-page-break/>| 11| <text:s text:c="7"/>norm| <text:s text:c="7"/>70| <text:s text:c="7"/>20| <text:s text:c="6"/>734| <text:s text:c="5"/>4848|</text:p>
      <text:p text:style-name="P63">--------------------------------------------------------------</text:p>
      <text:p text:style-name="P63">| 12| <text:s text:c="6"/>press| <text:s text:c="6"/>100| <text:s text:c="7"/>20| <text:s text:c="5"/>1490| <text:s text:c="5"/>6712|</text:p>
      <text:p text:style-name="P63">| 12| <text:s text:c="7"/>norm| <text:s text:c="6"/>100| <text:s text:c="7"/>20| <text:s text:c="6"/>775| <text:s text:c="5"/>4848|</text:p>
      <text:p text:style-name="P63">--------------------------------------------------------------</text:p>
      <text:p text:style-name="P63">| 13| <text:s text:c="6"/>press| <text:s text:c="7"/>10| <text:s text:c="7"/>30| <text:s text:c="6"/>442| <text:s text:c="5"/>1832|</text:p>
      <text:p text:style-name="P63">| 13| <text:s text:c="7"/>norm| <text:s text:c="7"/>10| <text:s text:c="7"/>30| <text:s text:c="5"/>1888| <text:s text:c="4"/>10848|</text:p>
      <text:p text:style-name="P63">--------------------------------------------------------------</text:p>
      <text:p text:style-name="P63">| 14| <text:s text:c="6"/>press| <text:s text:c="7"/>20| <text:s text:c="7"/>30| <text:s text:c="6"/>756| <text:s text:c="5"/>3272|</text:p>
      <text:p text:style-name="P63">| 14| <text:s text:c="7"/>norm| <text:s text:c="7"/>20| <text:s text:c="7"/>30| <text:s text:c="5"/>1485| <text:s text:c="4"/>10848|</text:p>
      <text:p text:style-name="P63">--------------------------------------------------------------</text:p>
      <text:p text:style-name="P63">| 15| <text:s text:c="6"/>press| <text:s text:c="7"/>30| <text:s text:c="7"/>30| <text:s text:c="5"/>1406| <text:s text:c="5"/>4712|</text:p>
      <text:p text:style-name="P63">| 15| <text:s text:c="7"/>norm| <text:s text:c="7"/>30| <text:s text:c="7"/>30| <text:s text:c="5"/>1575| <text:s text:c="4"/>10848|</text:p>
      <text:p text:style-name="P63">--------------------------------------------------------------</text:p>
      <text:p text:style-name="P63">| 16| <text:s text:c="6"/>press| <text:s text:c="7"/>50| <text:s text:c="7"/>30| <text:s text:c="5"/>1828| <text:s text:c="5"/>7592|</text:p>
      <text:p text:style-name="P63">| 16| <text:s text:c="7"/>norm| <text:s text:c="7"/>50| <text:s text:c="7"/>30| <text:s text:c="5"/>2491| <text:s text:c="4"/>10848|</text:p>
      <text:p text:style-name="P63">--------------------------------------------------------------</text:p>
      <text:p text:style-name="P63">| 17| <text:s text:c="6"/>press| <text:s text:c="7"/>70| <text:s text:c="7"/>30| <text:s text:c="5"/>1279| <text:s text:c="4"/>10472|</text:p>
      <text:p text:style-name="P63">| 17| <text:s text:c="7"/>norm| <text:s text:c="7"/>70| <text:s text:c="7"/>30| <text:s text:c="5"/>1850| <text:s text:c="4"/>10848|</text:p>
      <text:p text:style-name="P63">--------------------------------------------------------------</text:p>
      <text:p text:style-name="P63">| 18| <text:s text:c="6"/>press| <text:s text:c="6"/>100| <text:s text:c="7"/>30| <text:s text:c="5"/>1407| <text:s text:c="4"/>14792|</text:p>
      <text:p text:style-name="P63">| 18| <text:s text:c="7"/>norm| <text:s text:c="6"/>100| <text:s text:c="7"/>30| <text:s text:c="6"/>771| <text:s text:c="4"/>10848|</text:p>
      <text:p text:style-name="P63">--------------------------------------------------------------</text:p>
      <text:p text:style-name="P63">| 19| <text:s text:c="6"/>press| <text:s text:c="7"/>10| <text:s text:c="7"/>50| <text:s text:c="6"/>467| <text:s text:c="5"/>4552|</text:p>
      <text:p text:style-name="P63">| 19| <text:s text:c="7"/>norm| <text:s text:c="7"/>10| <text:s text:c="7"/>50| <text:s text:c="5"/>2182| <text:s text:c="4"/>30048|</text:p>
      <text:p text:style-name="P63">--------------------------------------------------------------</text:p>
      <text:p text:style-name="P63">| 20| <text:s text:c="6"/>press| <text:s text:c="7"/>20| <text:s text:c="7"/>50| <text:s text:c="6"/>704| <text:s text:c="5"/>8552|</text:p>
      <text:p text:style-name="P63">| 20| <text:s text:c="7"/>norm| <text:s text:c="7"/>20| <text:s text:c="7"/>50| <text:s text:c="5"/>2518| <text:s text:c="4"/>30048|</text:p>
      <text:p text:style-name="P63">--------------------------------------------------------------</text:p>
      <text:p text:style-name="P63">| 21| <text:s text:c="6"/>press| <text:s text:c="7"/>30| <text:s text:c="7"/>50| <text:s text:c="6"/>934| <text:s text:c="4"/>12552|</text:p>
      <text:p text:style-name="P63">| 21| <text:s text:c="7"/>norm| <text:s text:c="7"/>30| <text:s text:c="7"/>50| <text:s text:c="5"/>1558| <text:s text:c="4"/>30048|</text:p>
      <text:p text:style-name="P63">--------------------------------------------------------------</text:p>
      <text:p text:style-name="P63">| 22| <text:s text:c="6"/>press| <text:s text:c="7"/>50| <text:s text:c="7"/>50| <text:s text:c="5"/>1301| <text:s text:c="4"/>20552|</text:p>
      <text:p text:style-name="P63">| 22| <text:s text:c="7"/>norm| <text:s text:c="7"/>50| <text:s text:c="7"/>50| <text:s text:c="5"/>1272| <text:s text:c="4"/>30048|</text:p>
      <text:p text:style-name="P63">--------------------------------------------------------------</text:p>
      <text:p text:style-name="P63">| 23| <text:s text:c="6"/>press| <text:s text:c="7"/>70| <text:s text:c="7"/>50| <text:s text:c="5"/>1600| <text:s text:c="4"/>28552|</text:p>
      <text:p text:style-name="P63">| 23| <text:s text:c="7"/>norm| <text:s text:c="7"/>70| <text:s text:c="7"/>50| <text:s text:c="5"/>1256| <text:s text:c="4"/>30048|</text:p>
      <text:p text:style-name="P63">--------------------------------------------------------------</text:p>
      <text:p text:style-name="P63">| 24| <text:s text:c="6"/>press| <text:s text:c="6"/>100| <text:s text:c="7"/>50| <text:s text:c="5"/>2793| <text:s text:c="4"/>40552|</text:p>
      <text:p text:style-name="P63">| 24| <text:s text:c="7"/>norm| <text:s text:c="6"/>100| <text:s text:c="7"/>50| <text:s text:c="5"/>1235| <text:s text:c="4"/>30048|</text:p>
      <text:p text:style-name="P63">--------------------------------------------------------------</text:p>
      <text:p text:style-name="P63">| 25| <text:s text:c="6"/>press| <text:s text:c="7"/>10| <text:s text:c="7"/>70| <text:s text:c="6"/>585| <text:s text:c="5"/>8552|</text:p>
      <text:p text:style-name="P63">| 25| <text:s text:c="7"/>norm| <text:s text:c="7"/>10| <text:s text:c="7"/>70| <text:s text:c="5"/>3296| <text:s text:c="4"/>58848|</text:p>
      <text:p text:style-name="P63">--------------------------------------------------------------</text:p>
      <text:p text:style-name="P63">| 26| <text:s text:c="6"/>press| <text:s text:c="7"/>20| <text:s text:c="7"/>70| <text:s text:c="5"/>1046| <text:s text:c="4"/>16392|</text:p>
      <text:p text:style-name="P63">| 26| <text:s text:c="7"/>norm| <text:s text:c="7"/>20| <text:s text:c="7"/>70| <text:s text:c="5"/>2725| <text:s text:c="4"/>58848|</text:p>
      <text:p text:style-name="P63">--------------------------------------------------------------</text:p>
      <text:p text:style-name="P63">| 27| <text:s text:c="6"/>press| <text:s text:c="7"/>30| <text:s text:c="7"/>70| <text:s text:c="5"/>1585| <text:s text:c="4"/>24232|</text:p>
      <text:p text:style-name="P63">| 27| <text:s text:c="7"/>norm| <text:s text:c="7"/>30| <text:s text:c="7"/>70| <text:s text:c="5"/>2630| <text:s text:c="4"/>58848|</text:p>
      <text:p text:style-name="P63">--------------------------------------------------------------</text:p>
      <text:p text:style-name="P63">| 28| <text:s text:c="6"/>press| <text:s text:c="7"/>50| <text:s text:c="7"/>70| <text:s text:c="5"/>2162| <text:s text:c="4"/>39912|</text:p>
      <text:p text:style-name="P63">| 28| <text:s text:c="7"/>norm| <text:s text:c="7"/>50| <text:s text:c="7"/>70| <text:s text:c="5"/>2832| <text:s text:c="4"/>58848|</text:p>
      <text:p text:style-name="P63">--------------------------------------------------------------</text:p>
      <text:p text:style-name="P63">| 29| <text:s text:c="6"/>press| <text:s text:c="7"/>70| <text:s text:c="7"/>70| <text:s text:c="5"/>2988| <text:s text:c="4"/>55592|</text:p>
      <text:p text:style-name="P63">| 29| <text:s text:c="7"/>norm| <text:s text:c="7"/>70| <text:s text:c="7"/>70| <text:s text:c="5"/>2476| <text:s text:c="4"/>58848|</text:p>
      <text:p text:style-name="P63">--------------------------------------------------------------</text:p>
      <text:p text:style-name="P63">| 30| <text:s text:c="6"/>press| <text:s text:c="6"/>100| <text:s text:c="7"/>70| <text:s text:c="5"/>4219| <text:s text:c="4"/>79112|</text:p>
      <text:p text:style-name="P63">| 30| <text:s text:c="7"/>norm| <text:s text:c="6"/>100| <text:s text:c="7"/>70| <text:s text:c="5"/>2423| <text:s text:c="4"/>58848|</text:p>
      <text:p text:style-name="P63">--------------------------------------------------------------</text:p>
      <text:p text:style-name="P63">| 31| <text:s text:c="6"/>press| <text:s text:c="7"/>10| <text:s text:c="6"/>100| <text:s text:c="5"/>1238| <text:s text:c="4"/>16952|</text:p>
      <text:p text:style-name="P63">| 31| <text:s text:c="7"/>norm| <text:s text:c="7"/>10| <text:s text:c="6"/>100| <text:s text:c="5"/>5845| <text:s text:c="3"/>120048|</text:p>
      <text:p text:style-name="P63">--------------------------------------------------------------</text:p>
      <text:p text:style-name="P63">| 32| <text:s text:c="6"/>press| <text:s text:c="7"/>20| <text:s text:c="6"/>100| <text:s text:c="5"/>1936| <text:s text:c="4"/>32952|</text:p>
      <text:p text:style-name="P63">| 32| <text:s text:c="7"/>norm| <text:s text:c="7"/>20| <text:s text:c="6"/>100| <text:s text:c="5"/>5570| <text:s text:c="3"/>120048|</text:p>
      <text:p text:style-name="P63">--------------------------------------------------------------</text:p>
      <text:p text:style-name="P63">| 33| <text:s text:c="6"/>press| <text:s text:c="7"/>30| <text:s text:c="6"/>100| <text:s text:c="5"/>2692| <text:s text:c="4"/>48952|</text:p>
      <text:p text:style-name="P63">| 33| <text:s text:c="7"/>norm| <text:s text:c="7"/>30| <text:s text:c="6"/>100| <text:s text:c="5"/>5060| <text:s text:c="3"/>120048|</text:p>
      <text:p text:style-name="P63">--------------------------------------------------------------</text:p>
      <text:p text:style-name="P63">| 34| <text:s text:c="6"/>press| <text:s text:c="7"/>50| <text:s text:c="6"/>100| <text:s text:c="5"/>5064| <text:s text:c="4"/>80952|</text:p>
      <text:p text:style-name="P63">| 34| <text:s text:c="7"/>norm| <text:s text:c="7"/>50| <text:s text:c="6"/>100| <text:s text:c="5"/>5377| <text:s text:c="3"/>120048|</text:p>
      <text:p text:style-name="P63">--------------------------------------------------------------</text:p>
      <text:p text:style-name="P63">| 35| <text:s text:c="6"/>press| <text:s text:c="7"/>70| <text:s text:c="6"/>100| <text:s text:c="5"/>6055| <text:s text:c="3"/>112952|</text:p>
      <text:p text:style-name="P63">| 35| <text:s text:c="7"/>norm| <text:s text:c="7"/>70| <text:s text:c="6"/>100| <text:s text:c="5"/>5994| <text:s text:c="3"/>120048|</text:p>
      <text:p text:style-name="P63">--------------------------------------------------------------</text:p>
      <text:p text:style-name="P63">| 36| <text:s text:c="6"/>press| <text:s text:c="6"/>100| <text:s text:c="6"/>100| <text:s text:c="5"/>9249| <text:s text:c="3"/>160952|</text:p>
      <text:p text:style-name="P63">| 36| <text:s text:c="7"/>norm| <text:s text:c="6"/>100| <text:s text:c="6"/>100| <text:s text:c="5"/>5096| <text:s text:c="3"/>120048|</text:p>
      <text:p text:style-name="P63">--------------------------------------------------------------</text:p>
      <text:p text:style-name="P44"/>
      <text:p text:style-name="P45"><text:soft-page-break/><text:span text:style-name="T61">Работа с разреженными матрицами выгодна </text:span><text:span text:style-name="T62">по времени</text:span><text:span text:style-name="T61"> только, если процент заполнения матрицы не больше 30. </text:span><text:span text:style-name="T62">По памяти работа с рареженными матрицами выгодна при </text:span><text:span text:style-name="T61">процент</text:span><text:span text:style-name="T62">е</text:span><text:span text:style-name="T61"> заполнения</text:span><text:span text:style-name="T62"> матрицы до 70.</text:span></text:p>
      <text:h text:style-name="Heading_20_2" text:outline-level="2">Ответы на вопросы</text:h>
      <text:h text:style-name="P69" text:outline-level="4">1. <text:span text:style-name="T63">Что такое разреженная матрица, какие схемы хранения таких матриц Вы знаете?</text:span></text:h>
      <text:p text:style-name="P47"><text:span text:style-name="T64">Разреженная матрица — </text:span><text:span text:style-name="Emphasis"><text:span text:style-name="T55">это</text:span></text:span> матрица с преимущественно нулевыми элементами.</text:p>
      <text:p text:style-name="P60"><text:bookmark text:name="профильная-схема-хранения-симметричных-матриц"/><text:span text:style-name="T67">Координатный метод хранения, д</text:span><text:span text:style-name="T64">иагональная схема хранения матриц, </text:span><text:span text:style-name="T67">п</text:span>рофильная схема хранения симметричных матриц, <text:span text:style-name="T67">с</text:span><text:span text:style-name="T64">вязные схемы раряженного хранения, </text:span><text:span text:style-name="T67">с</text:span><text:span text:style-name="T64">хема хранения матриц (Кнута), </text:span><text:span text:style-name="T66">КРМ схема (кольцевая).</text:span></text:p>
      <text:h text:style-name="P70" text:outline-level="4">2.<text:span text:style-name="T63">Каким образом и сколько памяти выделяется под хранение разреженной и обычной матрицы?</text:span> </text:h>
      <text:p text:style-name="P46">Под хранение <text:span text:style-name="T65">рареженной матрицы выделяется память под 3 массива, длина двух из них — кол-во не нулевых элементов, длина 3-его — кол-во столбцов матрицы + 1.</text:span></text:p>
      <text:p text:style-name="P55">Под хранение обычной матрицы выделяется память под количество элементов равное кол-во строк * кол-во столбцов.</text:p>
      <text:h text:style-name="P71" text:outline-level="4">3. <text:span text:style-name="T63">Каков принцип обработки разреженной матрицы?</text:span></text:h>
      <text:p text:style-name="P54">Обрабатываются только ненулевые элементы матриц.</text:p>
      <text:h text:style-name="P72" text:outline-level="4">4.<text:span text:style-name="T63">В каком случае для матриц эффективнее применять стандартные алгоритмы обработки матриц? От чего это зависит?</text:span></text:h>
      <text:p text:style-name="P48">Эфективнее по памяти применять стандартные алгоритмы в плотных матрицых (процент заполнения которых выше 70).</text:p>
      <text:p text:style-name="P48">Эфективнее по времени применять стандартные алгоритмы в плотных матрицых (процент заполнения которых выше 30).</text:p>
      <text:p text:style-name="P50"/>
      <text:p text:style-name="P51">Вывод</text:p>
      <text:p text:style-name="P52">Выбирать способ обработки матриц следует в зависимости от процента заполнения матрицы.</text:p>
      <text:p text:style-name="P49">Эфективнее по памяти применять стандартные алгоритмы в плотных матрицых (процент заполнения которых выше 70).</text:p>
      <text:p text:style-name="P53">Эфективнее по времени применять стандартные алгоритмы в плотных матрицых (процент заполнения которых выше 30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2-09T16:17:37.165061290</dc:date>
    <meta:editing-duration>P5DT5H14M59S</meta:editing-duration>
    <meta:editing-cycles>389</meta:editing-cycles>
    <meta:generator>LibreOffice/6.4.6.2$Linux_X86_64 LibreOffice_project/40$Build-2</meta:generator>
    <meta:document-statistic meta:table-count="1" meta:image-count="1" meta:object-count="0" meta:page-count="11" meta:paragraph-count="381" meta:word-count="1772" meta:character-count="15256" meta:non-whitespace-character-count="11509"/>
  </office:meta>
</office:document-meta>
</file>